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NGUAJE DE DEFINICIÓN DE DATOS DDL</text:p>
      <text:p text:style-name="P1"/>
      <text:p text:style-name="P2">Es un lenguaje que nos permite definir la estructura de una BD</text:p>
      <text:p text:style-name="P2"/>
      <text:p text:style-name="P2">Abrimos la consola de comandos y nos situamos en el directorio de mysql que suele estar en <text:a xlink:type="simple" xlink:href="../../../../../archivos" text:style-name="Internet_20_link" text:visited-style-name="Visited_20_Internet_20_Link">C:\archivos</text:a> de programa\mysql\mysql server\bin aunque puede variar algo</text:p>
      <text:p text:style-name="P2"/>
      <text:p text:style-name="P2">Para conectarnos con la base de datos tenemos que indicar el nombre del servidor, el usuario y la contraseña</text:p>
      <text:p text:style-name="P2"/>
      <text:p text:style-name="P2"><text:tab/>mysql -h nombre_servidor -u nombre_usuario -p</text:p>
      <text:p text:style-name="P2"/>
      <text:p text:style-name="P2">Desde xampp abrimos shell</text:p>
      <text:p text:style-name="P2"/>
      <text:p text:style-name="P2"><text:tab/>mysql –user=root;</text:p>
      <text:p text:style-name="P2"/>
      <text:p text:style-name="P11"><text:span text:style-name="T1">Crear base de datos</text:span></text:p>
      <text:p text:style-name="P11"><text:span text:style-name="T1"/></text:p>
      <text:p text:style-name="P11"><text:span text:style-name="T1"><text:tab/>create database Academia;</text:span></text:p>
      <text:p text:style-name="P11"><text:span text:style-name="T1"/></text:p>
      <text:p text:style-name="P11"><text:span text:style-name="T1">Entrar en la base</text:span></text:p>
      <text:p text:style-name="P11"><text:span text:style-name="T1"/></text:p>
      <text:p text:style-name="P11"><text:span text:style-name="T1"><text:tab/>use Academia;</text:span></text:p>
      <text:p text:style-name="P11"><text:span text:style-name="T1"/></text:p>
      <text:p text:style-name="P11"><text:span text:style-name="T1">Creamos la tabla alumnos</text:span></text:p>
      <text:p text:style-name="P11"><text:span text:style-name="T1"/></text:p>
      <text:p text:style-name="P11"><text:span text:style-name="T1"><text:tab/>create table alumnos (</text:span></text:p>
      <text:p text:style-name="P11"><text:span text:style-name="T1"><text:tab/><text:tab/>id<text:tab/><text:tab/>int<text:tab/><text:tab/>not null,</text:span></text:p>
      <text:p text:style-name="P11"><text:span text:style-name="T1"><text:tab/><text:tab/>nombre<text:tab/>varchar(30)<text:tab/>not null,</text:span></text:p>
      <text:p text:style-name="P11"><text:span text:style-name="T1"><text:tab/><text:tab/>apellidos<text:tab/>varchar(60)<text:tab/>not null,</text:span></text:p>
      <text:p text:style-name="P11"><text:span text:style-name="T1"><text:tab/><text:tab/>f_nacimiento<text:tab/>date<text:tab/><text:tab/>not null</text:span></text:p>
      <text:p text:style-name="P11"><text:span text:style-name="T1"><text:tab/>);</text:span></text:p>
      <text:p text:style-name="P11"><text:span text:style-name="T1"/></text:p>
      <text:p text:style-name="P11"><text:span text:style-name="T1">Creamos la tabla profesores</text:span></text:p>
      <text:p text:style-name="P11"><text:span text:style-name="T1"/></text:p>
      <text:p text:style-name="P11"><text:span text:style-name="T1">create table profesores (</text:span></text:p>
      <text:p text:style-name="P11"><text:span text:style-name="T1"><text:tab/><text:tab/>id<text:tab/><text:tab/>int<text:tab/><text:tab/>not null,</text:span></text:p>
      <text:p text:style-name="P11"><text:span text:style-name="T1"><text:tab/><text:tab/>nombre<text:tab/>varchar(30)<text:tab/>not null,</text:span></text:p>
      <text:p text:style-name="P11"><text:span text:style-name="T1"><text:tab/><text:tab/>apellidos<text:tab/>varchar(60)<text:tab/>not null,</text:span></text:p>
      <text:p text:style-name="P11"><text:span text:style-name="T1"><text:tab/><text:tab/>f_nacimiento<text:tab/>date<text:tab/><text:tab/>not null</text:span></text:p>
      <text:p text:style-name="P11"><text:span text:style-name="T1"><text:tab/>);</text:span></text:p>
      <text:p text:style-name="P11"><text:span text:style-name="T1"/></text:p>
      <text:p text:style-name="P11"><text:span text:style-name="T1">Creamos la tabla cursos</text:span></text:p>
      <text:p text:style-name="P11"><text:span text:style-name="T1"/></text:p>
      <text:p text:style-name="P11"><text:span text:style-name="T1">create table cursos (</text:span></text:p>
      <text:p text:style-name="P11"><text:span text:style-name="T1"><text:tab/><text:tab/>id <text:tab/><text:tab/>int<text:tab/><text:tab/>not null,</text:span></text:p>
      <text:p text:style-name="P11"><text:span text:style-name="T1"><text:tab/><text:tab/>titulo<text:tab/><text:tab/>varchar(50)<text:tab/>not null,</text:span></text:p>
      <text:p text:style-name="P11"><text:span text:style-name="T1"><text:tab/><text:tab/>id_profesor<text:tab/>int<text:tab/><text:tab/>not null</text:span></text:p>
      <text:p text:style-name="P11"><text:span text:style-name="T1"><text:tab/>);</text:span></text:p>
      <text:p text:style-name="P11"><text:span text:style-name="T1"/></text:p>
      <text:p text:style-name="P11"><text:span text:style-name="T1">Creamos la tabla alumnos_cursos</text:span></text:p>
      <text:p text:style-name="P11"><text:span text:style-name="T1"/></text:p>
      <text:p text:style-name="P11"><text:soft-page-break/><text:span text:style-name="T1">create table alumnos_cursos(</text:span></text:p>
      <text:p text:style-name="P11"><text:span text:style-name="T1"><text:tab/><text:tab/>id_alumno <text:tab/>int<text:tab/><text:tab/>not null,</text:span></text:p>
      <text:p text:style-name="P11"><text:span text:style-name="T1"><text:tab/><text:tab/>id_curso<text:tab/>int<text:tab/><text:tab/>not null</text:span></text:p>
      <text:p text:style-name="P11"><text:span text:style-name="T1"><text:tab/>);</text:span></text:p>
      <text:p text:style-name="P11"><text:span text:style-name="T1"/></text:p>
      <text:p text:style-name="P11"><text:span text:style-name="T1">Consultamos las tablas que hay en la base</text:span></text:p>
      <text:p text:style-name="P11"><text:span text:style-name="T1"/></text:p>
      <text:p text:style-name="P11"><text:span text:style-name="T1"><text:tab/>show tables;</text:span></text:p>
      <text:p text:style-name="P11"><text:span text:style-name="T1"/></text:p>
      <text:p text:style-name="P11"><text:span text:style-name="T1">ALTER TABLE</text:span></text:p>
      <text:p text:style-name="P11"><text:span text:style-name="T1"/></text:p>
      <text:p text:style-name="P11"><text:span text:style-name="T1">Nos permite modificar las características de una tabla</text:span></text:p>
      <text:p text:style-name="P11"><text:span text:style-name="T1"/></text:p>
      <text:p text:style-name="P11"><text:span text:style-name="T1">Vamos a modificar las tablas para crear las claves primarias</text:span></text:p>
      <text:p text:style-name="P11"><text:span text:style-name="T1"/></text:p>
      <text:p text:style-name="P11"><text:span text:style-name="T1"><text:tab/>alter table alumnos add primary key (id);</text:span></text:p>
      <text:p text:style-name="P11"><text:span text:style-name="T1"/></text:p>
      <text:p text:style-name="P11"><text:span text:style-name="T1"><text:tab/>alter table profesores add primary key(id);</text:span></text:p>
      <text:p text:style-name="P11"><text:span text:style-name="T1"/></text:p>
      <text:p text:style-name="P11"><text:span text:style-name="T1"><text:tab/>alter table cursos add primary key(id);</text:span></text:p>
      <text:p text:style-name="P11"><text:span text:style-name="T1"/></text:p>
      <text:p text:style-name="P11"><text:span text:style-name="T1"><text:tab/>alter table alumnos_cursos add primary key (id_alumno, id_curso);</text:span></text:p>
      <text:p text:style-name="P11"><text:span text:style-name="T1"/></text:p>
      <text:p text:style-name="P11"><text:span text:style-name="T1"/></text:p>
      <text:p text:style-name="P2">Modificamos las tablas para crear las claves foráneas</text:p>
      <text:p text:style-name="P2"/>
      <text:p text:style-name="P2"><text:tab/>alter table cursos add constraint cursos_id_profe_FK foreign key(id_profesor) references profesores(id);</text:p>
      <text:p text:style-name="P2"/>
      <text:p text:style-name="P2"><text:tab/>alter table alumnos_cursos add constraint alumnos_cursos_id_alumno_FK foreign key(id_alumno) references alumnos(id);</text:p>
      <text:p text:style-name="P2"/>
      <text:p text:style-name="P2"><text:tab/>alter table alumnos_cursos add constraint alumnos_cursos_id_curso_FK foreign key(id_curso) references cursos(id);</text:p>
      <text:p text:style-name="P2"/>
      <text:p text:style-name="P2">Modificamos los ids para que sean autoincrement</text:p>
      <text:p text:style-name="P2"/>
      <text:p text:style-name="P11"><text:span text:style-name="T1"><text:tab/>alter table alumnos change id id int not null auto_increment;</text:span></text:p>
      <text:p text:style-name="P11"><text:span text:style-name="T1"/></text:p>
      <text:p text:style-name="P11"><text:span text:style-name="T1"><text:tab/>alter table profesores change id id int not null auto_increment;</text:span></text:p>
      <text:p text:style-name="P11"><text:span text:style-name="T1"/></text:p>
      <text:p text:style-name="P11"><text:span text:style-name="T1"><text:tab/>alter table cursos change id id int not null auto_increment;</text:span></text:p>
      <text:p text:style-name="P2"/>
      <text:p text:style-name="P2">AÑADIR Y ELIMINAR CAMPOS</text:p>
      <text:p text:style-name="P2"/>
      <text:p text:style-name="P2">Vamos a crear un nuevo campo en la tabla alumnos_cursos para guardar la nota</text:p>
      <text:p text:style-name="P2"/>
      <text:p text:style-name="P2"><text:tab/>alter table alumnos_cursos add(nota int);</text:p>
      <text:p text:style-name="P2"/>
      <text:p text:style-name="P2">Como no indicamos nada, el campo puede contener valores nulos</text:p>
      <text:p text:style-name="P2"/>
      <text:p text:style-name="P2">Ahora modificamos el campo nota para que pueda tomar valores decimales</text:p>
      <text:p text:style-name="P2"><text:soft-page-break/></text:p>
      <text:p text:style-name="P2"><text:tab/>alter table alumnos_cursos modify nota float;</text:p>
      <text:p text:style-name="P2"/>
      <text:p text:style-name="P2">Creamos dos campos más en la tabla alumnos_cursos</text:p>
      <text:p text:style-name="P2"/>
      <text:p text:style-name="P2"><text:tab/>alter table alumnos_cursos add(pais varchar(30) not null);</text:p>
      <text:p text:style-name="P2"/>
      <text:p text:style-name="P2"><text:tab/>alter table alumnos_cursos add(sexo varchar(1));</text:p>
      <text:p text:style-name="P2"/>
      <text:p text:style-name="P2">Elimino el campo pais</text:p>
      <text:p text:style-name="P2"/>
      <text:p text:style-name="P2"><text:tab/>alter table alumnos_cursos drop column pais;</text:p>
      <text:p text:style-name="P2"/>
      <text:p text:style-name="P2">Elimino el campo sexo</text:p>
      <text:p text:style-name="P2"/>
      <text:p text:style-name="P2"><text:tab/>alter table alumnos_cursos drop column sexo;</text:p>
      <text:p text:style-name="P2"/>
      <text:p text:style-name="P2">Creo un campo en alumnos_cursos para guardar si el alumno ha superado el curso</text:p>
      <text:p text:style-name="P2"/>
      <text:p text:style-name="P2"><text:tab/>alter table alumnos_cursos add(apto varchar(1));</text:p>
      <text:p text:style-name="P2"/>
      <text:p text:style-name="P2">CAMPOS CHECK</text:p>
      <text:p text:style-name="P2"/>
      <text:p text:style-name="P2">Vamos a crear una restricción que limite los valores posibles que un campo puede contener.</text:p>
      <text:p text:style-name="P2">En el campo apto de alumnos_cursos vamos a limitar los valores posibles a S, N</text:p>
      <text:p text:style-name="P2"/>
      <text:p text:style-name="P2"><text:tab/>alter table alumnos_cursos add constraint alumnos_cursos_apto_CK check(apto in('S','N'));</text:p>
      <text:p text:style-name="P2"/>
      <text:p text:style-name="P2">ELIMINAR CLAVES</text:p>
      <text:p text:style-name="P2"/>
      <text:p text:style-name="P2">Si queremos eliminar una clave primaria que está referenciada, primero tenemos que eliminar sus referencias, las claves foráneas.</text:p>
      <text:p text:style-name="P2"/>
      <text:p text:style-name="P2">Si queremos eliminar la clave primaria de la tabla profesores, primero tenemos que eliminar la clave foránea que existe en la tabla cursos</text:p>
      <text:p text:style-name="P2"/>
      <text:p text:style-name="P2"><text:tab/>alter table cursos drop foreign key <text:s/>cursos_id_profe_FK;</text:p>
      <text:p text:style-name="P2"/>
      <text:p text:style-name="P2"><text:tab/>alter table profesores drop primary key;</text:p>
      <text:p text:style-name="P2"/>
      <text:p text:style-name="P2">INDICES</text:p>
      <text:p text:style-name="P2"/>
      <text:p text:style-name="P2">Los índices sirven para ayudar al SGBD a agilizar las búsquedas cuando en la cláusula WHERE de una consulta se filtra por el campo o campos que componen el índice.</text:p>
      <text:p text:style-name="P2"/>
      <text:p text:style-name="P2">Como inconveniente tienen que el SGBD tiene que gestionar y mantener los índices cuando se insertan registros en la tabla o cuando se modifican campos que componen el índice. Además los índices ocupan espacio en disco.</text:p>
      <text:p text:style-name="P2"/>
      <text:p text:style-name="P2">Creamos un índice en la tabla cursos para el campo id_profesor</text:p>
      <text:p text:style-name="P2"/>
      <text:p text:style-name="P2"><text:tab/>create index cursos_id_profesor_inx on cursos (id_profesor);</text:p>
      <text:p text:style-name="P2"><text:soft-page-break/></text:p>
      <text:p text:style-name="P2">Ahora cuando se realicen búsquedas filtrando por el campo id_profesor, el SGBD utilizará el índice para recuperar los registros en vez de recorrer la tabla entera.</text:p>
      <text:p text:style-name="P2"/>
      <text:p text:style-name="P2">Si se decide que un profesor no puede impartir más de un curso y se quiere restringir en la base de datos, se puede crear un índice que no permita valores repetidos</text:p>
      <text:p text:style-name="P2"/>
      <text:p text:style-name="P2"><text:tab/>create unique index cursos_id_profesor_unique_inx on cursos (id_profesor);</text:p>
      <text:p text:style-name="P2"/>
      <text:p text:style-name="P2">Cuando creamos una clave primaria sobre una tabla, el SGBD creará automáticamente un índice sobre el campo o campos que forman dicha clave primaria.</text:p>
      <text:p text:style-name="P2"/>
      <text:p text:style-name="P2">ELIMINAR TABLAS</text:p>
      <text:p text:style-name="P2"/>
      <text:p text:style-name="P2">Para eliminar una tabla con todo lo que contiene</text:p>
      <text:p text:style-name="P2"/>
      <text:p text:style-name="P2"><text:tab/>drop table profesores;</text:p>
      <text:p text:style-name="P2"/>
      <text:p text:style-name="P2">Para eliminar una tabla es preciso que no existan referencias a ella. Si hay referencias, hay que eliminarlas antes de eliminar la tabla.</text:p>
      <text:p text:style-name="P2"/>
      <text:p text:style-name="P2">INSERT SQL</text:p>
      <text:p text:style-name="P2"/>
      <text:p text:style-name="P2">Permite crear nuevos registros en una tabla</text:p>
      <text:p text:style-name="P2"/>
      <text:p text:style-name="P2"><text:tab/>insert into alumnos</text:p>
      <text:p text:style-name="P2"><text:tab/><text:tab/>(nombre, apellidos, <text:s/>f_nacimiento)</text:p>
      <text:p text:style-name="P2"><text:tab/>values</text:p>
      <text:p text:style-name="P2"><text:tab/><text:tab/>('María', 'Hernández Ríos', '2003-02-01');</text:p>
      <text:p text:style-name="P2"/>
      <text:p text:style-name="P2">UPDATE SQL</text:p>
      <text:p text:style-name="P2"/>
      <text:p text:style-name="P2">Permite actualizar los registros de una tabla. Indicamos los registros que se quieren actualizar mediante la cláusula WHERE y los campos mediante la cláusula SET</text:p>
      <text:p text:style-name="P2"/>
      <text:p text:style-name="P2"><text:tab/>update alumnos set nombre = 'Pablito' where nombre = 'Pablo';</text:p>
      <text:p text:style-name="P2"/>
      <text:p text:style-name="P2">DELETE</text:p>
      <text:p text:style-name="P2"/>
      <text:p text:style-name="P2">Permite eliminar registros de una tabla. Indicamos los registros que queremos eliminar mediante la cláusula WHERE</text:p>
      <text:p text:style-name="P2"/>
      <text:p text:style-name="P2"><text:tab/>delete from alumnos where nombre = 'Pablito';</text:p>
      <text:p text:style-name="P2"/>
      <text:p text:style-name="P2">Al eliminar registros, si estos aparecen como clave foránea en otra tabla el SGBD devolverá un error de integridad referencial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FUNCIONES NATIVAS</text:p>
      <text:p text:style-name="P1"/>
      <text:p text:style-name="P2">Son funciones que vienen integradas en los SGBD</text:p>
      <text:p text:style-name="P2">Reciben unos parámetros de entrada (algunas no reciben parámetros) y devuelven un resultado.</text:p>
      <text:p text:style-name="P2"/>
      <text:p text:style-name="P2">Hemos visto antes la función concat que realiza la concatenación de texto</text:p>
      <text:p text:style-name="P2"/>
      <text:p text:style-name="P2"><text:tab/>select CONCAT ('Esto es ', ' un ejemplo ', 'de concat') as 'ejemplo concat';</text:p>
      <text:p text:style-name="P2"/>
      <text:p text:style-name="P2"/>
      <text:p text:style-name="P1">Funciones para fechas</text:p>
      <text:p text:style-name="P10"/>
      <text:list xml:id="list4579009624689327122" text:style-name="L3">
        <text:list-item>
          <text:p text:style-name="P3">localtime<text:tab/>devuelve la fecha y la hora del servidor de BD</text:p>
        </text:list-item>
        <text:list-item>
          <text:p text:style-name="P3">current_date<text:tab/>devuelve la fecha</text:p>
        </text:list-item>
      </text:list>
      <text:p text:style-name="P2"/>
      <text:p text:style-name="P2"><text:tab/>select localtime, current_date;</text:p>
      <text:p text:style-name="P2"/>
      <text:list xml:id="list8436393829963844097" text:style-name="L4">
        <text:list-item>
          <text:p text:style-name="P4">date_format<text:tab/>permite formatear la fecha</text:p>
        </text:list-item>
      </text:list>
      <text:p text:style-name="P2"><text:tab/>recibe dos parámetros: la fecha que se quiere formatear y la máscara que determina el formato</text:p>
      <text:p text:style-name="P2"/>
      <text:p text:style-name="P2"><text:tab/>select date_format(localtime, '%m-%Y');</text:p>
      <text:p text:style-name="P2"/>
      <text:p text:style-name="P2"><text:tab/>select id, nombre, apellidos, date_format(f_nacimiento, '%d,-%m-%Y') nacimiento from alumnos;</text:p>
      <text:p text:style-name="P2"/>
      <text:list xml:id="list7061315893650984019" text:style-name="L5">
        <text:list-item>
          <text:p text:style-name="P5">date_add<text:tab/>permite sumar dias, meses, años a una fecha</text:p>
        </text:list-item>
      </text:list>
      <text:p text:style-name="P2"><text:tab/></text:p>
      <text:p text:style-name="P2"><text:tab/>select date_add(current_date, interval 30 day) as 'fecha actual más 30 dias',</text:p>
      <text:p text:style-name="P2"><text:tab/>date_add(current_date, interval 2 month) as 'fecha actual más dos meses';</text:p>
      <text:p text:style-name="P2"/>
      <text:p text:style-name="P2">Podemos combinar date_add y date_format</text:p>
      <text:p text:style-name="P2"/>
      <text:p text:style-name="P2"><text:tab/>select date_format(date_add(current_date, interval 30 day), '%d/%m/%Y') 'dentro de treinta dias';</text:p>
      <text:p text:style-name="P2"/>
      <text:list xml:id="list3756108199594464917" text:style-name="L6">
        <text:list-item>
          <text:p text:style-name="P6">datediff<text:tab/>devuelve los dias de diferencia entre dos fechas</text:p>
        </text:list-item>
      </text:list>
      <text:p text:style-name="P2"/>
      <text:p text:style-name="P2"><text:tab/></text:p>
      <text:p text:style-name="P2">Funciones para cadenas</text:p>
      <text:p text:style-name="P2"/>
      <text:list xml:id="list5517355261301616727" text:style-name="L7">
        <text:list-item>
          <text:p text:style-name="P7">substr<text:tab/>permite obtener una subcadena de una cadena dada</text:p>
        </text:list-item>
      </text:list>
      <text:p text:style-name="P2"><text:tab/></text:p>
      <text:p text:style-name="P2"><text:tab/>Recibe como parámetros la cadena, la posición dentro de la cadena dónde se quiere empezar y la longitud</text:p>
      <text:p text:style-name="P2"/>
      <text:p text:style-name="P2"><text:tab/>select substr('abcdefghi', 1, 4) 'las cuatro primeras letras';</text:p>
      <text:p text:style-name="P2"/>
      <text:list xml:id="list8723821513853156703" text:style-name="L8">
        <text:list-item>
          <text:p text:style-name="P8">length<text:tab/>devuelve la longitud de una cadena</text:p>
        </text:list-item>
      </text:list>
      <text:p text:style-name="P2"/>
      <text:p text:style-name="P2"><text:tab/>select length('abcdefghi');</text:p>
      <text:p text:style-name="P2"><text:soft-page-break/></text:p>
      <text:list xml:id="list2421098678888329091" text:style-name="L9">
        <text:list-item>
          <text:p text:style-name="P9">replace<text:tab/><text:tab/>reemplaza una cadena por otra</text:p>
        </text:list-item>
      </text:list>
      <text:p text:style-name="P2"><text:tab/></text:p>
      <text:p text:style-name="P2"><text:tab/>select replace('Mantel naranja','naranja', 'verde');</text:p>
      <text:p text:style-name="P2"/>
      <text:p text:style-name="P2">LA FUNCIÓN IF</text:p>
      <text:p text:style-name="P2"/>
      <text:p text:style-name="P2">Permite condicionar el valor que devuelve en función de si se cumple una condición</text:p>
      <text:p text:style-name="P2"/>
      <text:p text:style-name="P2"><text:tab/>select if(apto='S', 'Aprobado', 'Suspenso') 'Resultados' from alumnos_cursos;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8M50S</meta:editing-duration>
    <meta:editing-cycles>3</meta:editing-cycles>
    <meta:generator>OpenOffice/4.1.6$Win32 OpenOffice.org_project/416m1$Build-9790</meta:generator>
    <dc:date>2019-06-19T12:42:55.23</dc:date>
    <meta:document-statistic meta:table-count="0" meta:image-count="0" meta:object-count="0" meta:page-count="6" meta:paragraph-count="137" meta:word-count="1068" meta:character-count="7146"/>
    <meta:user-defined meta:name="Info 1"/>
    <meta:user-defined meta:name="Info 2"/>
    <meta:user-defined meta:name="Info 3"/>
    <meta:user-defined meta:name="Info 4"/>
  </office:meta>
</office:document-meta>
</file>